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a33e03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069a2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069a2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69a2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069a2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a33e03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000000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a33e03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pen Art</text:p>
        <text:p text:style-name="P42"/>
        <text:p text:style-name="P43">WORKING WITH <text:s/>PLYMOUTH</text:p>
        <text:p text:style-name="P44">LINUX KERNEL 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7:49:29.917115747</dc:date>
    <meta:editing-duration>P1DT19H19M1S</meta:editing-duration>
    <meta:editing-cycles>628</meta:editing-cycles>
    <meta:generator>LibreOffice/26.2.0.3$Linux_X86_64 LibreOffice_project/620$Build-3</meta:generator>
    <meta:print-date>2026-03-09T17:45:45.450236009</meta:print-date>
    <meta:printed-by>PDF files</meta:printed-by>
    <meta:document-statistic meta:table-count="0" meta:image-count="0" meta:object-count="0" meta:page-count="1" meta:paragraph-count="44" meta:word-count="129" meta:character-count="1019" meta:non-whitespace-character-count="871"/>
  </office:meta>
</office:document-meta>
</file>